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Brique">
      <style:graphic-properties draw:textarea-vertical-align="middle" draw:auto-grow-height="false" fo:min-height="1.25cm" fo:min-width="2.5cm"/>
    </style:style>
    <style:style style:name="gr2" style:family="graphic" style:parent-style-name="Brique">
      <style:graphic-properties draw:textarea-vertical-align="middle" draw:auto-grow-height="false" fo:min-height="1.25cm" fo:min-width="3.5cm"/>
    </style:style>
    <style:style style:name="gr3" style:family="graphic" style:parent-style-name="BDD">
      <style:graphic-properties draw:textarea-vertical-align="middle" draw:auto-grow-height="false" fo:min-height="0.813cm" fo:min-width="1.201cm"/>
    </style:style>
    <style:style style:name="gr4" style:family="graphic" style:parent-style-name="BDD">
      <style:graphic-properties draw:textarea-vertical-align="middle" draw:auto-grow-height="false" fo:min-height="0.813cm" fo:min-width="1.401cm"/>
    </style:style>
    <style:style style:name="gr5" style:family="graphic" style:parent-style-name="BDD">
      <style:graphic-properties draw:textarea-vertical-align="middle" draw:auto-grow-height="false" fo:min-height="0.501cm" fo:min-width="1.45cm"/>
    </style:style>
    <style:style style:name="gr6" style:family="graphic" style:parent-style-name="Flèche">
      <style:graphic-properties draw:textarea-vertical-align="middle"/>
    </style:style>
    <style:style style:name="gr7" style:family="graphic" style:parent-style-name="BDD">
      <style:graphic-properties draw:textarea-vertical-align="middle" draw:auto-grow-height="false" fo:min-height="1.251cm" fo:min-width="1.501cm"/>
    </style:style>
    <style:style style:name="gr8" style:family="graphic" style:parent-style-name="Commentaire">
      <style:graphic-properties draw:textarea-vertical-align="middle" draw:auto-grow-height="false" fo:min-height="0.45cm" fo:min-width="1.8cm"/>
    </style:style>
    <style:style style:name="gr9" style:family="graphic" style:parent-style-name="IO">
      <style:graphic-properties draw:textarea-vertical-align="middle" draw:auto-grow-height="false" fo:min-height="1.251cm" fo:min-width="1.5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cm" svg:height="1.5cm" svg:x="4.7cm" svg:y="6.65cm">
          <text:p text:style-name="P1">1.<text:line-break/>Preprocess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3" draw:id="id3" draw:layer="layout" svg:width="4cm" svg:height="1.5cm" svg:x="12.1cm" svg:y="6.65cm">
          <text:p text:style-name="P1">2. <text:line-break/>TerminologyExtrac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" draw:id="id1" draw:layer="layout" svg:width="1.7cm" svg:height="1.7cm" svg:x="2.1cm" svg:y="6.55cm">
          <text:p text:style-name="P1">Text<text:line-break/>Corpus<text:line-break/>*.txt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xml:id="id5" draw:id="id5" draw:layer="layout" svg:width="1.9cm" svg:height="1.7cm" svg:x="8.95cm" svg:y="5cm">
          <text:p text:style-name="P1">Prepared<text:line-break/>Corpus<text:line-break/>*.json, or *.xmi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1" xml:id="id6" draw:id="id6" draw:layer="layout" svg:width="2.2cm" svg:height="1cm" svg:x="8.8cm" svg:y="8.7cm">
          <text:p text:style-name="P1">Terminology<text:line-break/>termino.js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4" draw:id="id4" draw:layer="layout" svg:width="2.2cm" svg:height="1cm" svg:x="17.3cm" svg:y="6.8cm">
          <text:p text:style-name="P1">Terminology<text:line-break/>termino.json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6" draw:text-style-name="P1" draw:layer="layout" draw:type="line" svg:x1="3.8cm" svg:y1="7.4cm" svg:x2="4.7cm" svg:y2="7.4cm" draw:start-shape="id1" draw:start-glue-point="8" draw:end-shape="id2" draw:end-glue-point="3" svg:d="M3800 7400h900" svg:viewBox="0 0 901 1">
          <text:p/>
        </draw:connector>
        <draw:connector draw:style-name="gr6" draw:text-style-name="P1" draw:layer="layout" draw:type="line" svg:x1="16.1cm" svg:y1="7.4cm" svg:x2="17.3cm" svg:y2="7.425cm" draw:start-shape="id3" draw:start-glue-point="1" draw:end-shape="id4" draw:end-glue-point="6" svg:d="M16100 7400l1200 25" svg:viewBox="0 0 1201 26">
          <text:p/>
        </draw:connector>
        <draw:connector draw:style-name="gr6" draw:text-style-name="P1" draw:layer="layout" draw:type="curve" svg:x1="10.85cm" svg:y1="5.85cm" svg:x2="12.1cm" svg:y2="7.4cm" draw:start-shape="id5" draw:start-glue-point="8" draw:end-shape="id3" draw:end-glue-point="3" svg:d="M10850 5850c939 0 314 1550 1250 1550" svg:viewBox="0 0 1251 1551">
          <text:p/>
        </draw:connector>
        <draw:connector draw:style-name="gr6" draw:text-style-name="P1" draw:layer="layout" draw:type="curve" svg:x1="11cm" svg:y1="9.075cm" svg:x2="12.1cm" svg:y2="7.4cm" draw:start-shape="id6" draw:start-glue-point="9" draw:end-shape="id3" draw:end-glue-point="3" svg:d="M11000 9075c826 0 277-1675 1100-1675" svg:viewBox="0 0 1101 1676">
          <text:p/>
        </draw:connector>
        <draw:connector draw:style-name="gr6" draw:text-style-name="P1" draw:layer="layout" draw:type="curve" svg:x1="7.7cm" svg:y1="7.4cm" svg:x2="8.95cm" svg:y2="5.85cm" draw:start-shape="id2" draw:start-glue-point="1" draw:end-shape="id5" draw:end-glue-point="6" svg:d="M7700 7400c937 0 313-1550 1250-1550" svg:viewBox="0 0 1251 1551">
          <text:p/>
        </draw:connector>
        <draw:connector draw:style-name="gr6" draw:text-style-name="P1" draw:layer="layout" draw:type="curve" svg:x1="7.7cm" svg:y1="7.4cm" svg:x2="8.8cm" svg:y2="9.325cm" draw:start-shape="id2" draw:start-glue-point="1" draw:end-shape="id6" draw:end-glue-point="6" svg:d="M7700 7400c825 0 275 1925 1100 1925" svg:viewBox="0 0 1101 1926">
          <text:p/>
        </draw:connector>
        <draw:custom-shape draw:style-name="gr1" draw:text-style-name="P1" xml:id="id8" draw:id="id8" draw:layer="layout" svg:width="3cm" svg:height="1.5cm" svg:x="6.6cm" svg:y="16.5cm">
          <text:p text:style-name="P1">3.<text:line-break/>Align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draw:type="curve" svg:x1="11.35cm" svg:y1="15.3cm" svg:x2="8.1cm" svg:y2="16.5cm" draw:start-shape="id7" draw:end-shape="id8" draw:end-glue-point="0" svg:d="M11350 15300c0 901-3250 302-3250 1200" svg:viewBox="0 0 3251 1201">
          <text:p/>
        </draw:connector>
        <draw:custom-shape draw:style-name="gr5" draw:text-style-name="P1" xml:id="id9" draw:id="id9" draw:layer="layout" svg:width="2.2cm" svg:height="1cm" svg:x="4.5cm" svg:y="13.95cm">
          <text:p text:style-name="P1">Source<text:line-break/>Terminolog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5" draw:text-style-name="P1" xml:id="id10" draw:id="id10" draw:layer="layout" svg:width="2.2cm" svg:height="1cm" svg:x="7.5cm" svg:y="13.95cm">
          <text:p text:style-name="P1">Target<text:line-break/>Terminology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1" xml:id="id7" draw:id="id7" draw:layer="layout" svg:width="1.7cm" svg:height="1.7cm" svg:x="10.5cm" svg:y="13.6cm">
          <text:p text:style-name="P1">Bilingual<text:line-break/>Dictionary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layout" draw:type="curve" svg:x1="5.475cm" svg:y1="14.95cm" svg:x2="8.1cm" svg:y2="16.5cm" draw:start-shape="id9" draw:start-glue-point="7" draw:end-shape="id8" draw:end-glue-point="0" svg:d="M5475 14950c0 1164 2625 389 2625 1550" svg:viewBox="0 0 2626 1551">
          <text:p/>
        </draw:connector>
        <draw:connector draw:style-name="gr6" draw:text-style-name="P1" draw:layer="layout" draw:type="curve" svg:x1="8.475cm" svg:y1="14.95cm" svg:x2="8.1cm" svg:y2="16.5cm" draw:start-shape="id10" draw:start-glue-point="7" draw:end-shape="id8" draw:end-glue-point="0" svg:d="M8475 14950c0 1164-375 389-375 1550" svg:viewBox="0 0 376 1551">
          <text:p/>
        </draw:connector>
        <draw:custom-shape draw:style-name="gr7" draw:text-style-name="P1" xml:id="id11" draw:id="id11" draw:layer="layout" svg:width="2cm" svg:height="1.7cm" svg:x="11.8cm" svg:y="16.4cm">
          <text:p text:style-name="P1">Translation<text:line-break/>candid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draw:type="line" svg:x1="9.6cm" svg:y1="17.25cm" svg:x2="11.8cm" svg:y2="17.25cm" draw:start-shape="id8" draw:start-glue-point="1" draw:end-shape="id11" draw:end-glue-point="5" svg:d="M9600 17250h2200" svg:viewBox="0 0 2201 1">
          <text:p/>
        </draw:connector>
        <draw:custom-shape draw:style-name="gr8" draw:text-style-name="P1" draw:layer="layout" svg:width="2.3cm" svg:height="0.7cm" svg:x="5.1cm" svg:y="8.4cm">
          <text:p text:style-name="P1">NLP Preprocessings, </text:p>
          <text:p text:style-name="P1">Multi-word term spotting,</text:p>
          <text:p text:style-name="P1">contextualization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cm" svg:height="0.7cm" svg:x="13cm" svg:y="8.4cm">
          <text:p text:style-name="P1">Term specificity computing, <text:line-break/>variant gathering, post-</text:p>
          <text:p text:style-name="P1">processings, filtering, ranking 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cm" svg:height="0.7cm" svg:x="8.6cm" svg:y="9.9cm">
          <text:p text:style-name="P1">A terminology containing </text:p>
          <text:p text:style-name="P1">all terms spotted by Preprocesso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cm" svg:height="0.7cm" svg:x="17.2cm" svg:y="8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cm" svg:height="0.7cm" svg:x="17.3cm" svg:y="7.9cm">
          <text:p text:style-name="P1">Ranked and organized<text:line-break/>terminology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2.3cm" svg:height="0.7cm" svg:x="7cm" svg:y="18.4cm">
          <text:p text:style-name="P1">Distributional, compositional,</text:p>
          <text:p text:style-name="P1">Semi-distributional, morphological, <text:line-break/>and neoclassical <text:line-break/>multi-word term alignment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cm" svg:height="1.7cm" svg:x="11.801cm" svg:y="16.401cm">
          <text:p text:style-name="P1">Translation<text:line-break/>candidates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9" draw:text-style-name="P1" xml:id="id12" draw:id="id12" draw:layer="layout" svg:width="2cm" svg:height="1.7cm" svg:x="3.1cm" svg:y="16.4cm">
          <text:p text:style-name="P1">Source term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draw:type="line" svg:x1="5.1cm" svg:y1="17.25cm" svg:x2="6.6cm" svg:y2="17.25cm" draw:start-shape="id12" draw:start-glue-point="7" draw:end-shape="id8" svg:d="M5100 17250h1500" svg:viewBox="0 0 1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.5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que" style:family="graphic" style:parent-style-name="standard">
      <style:graphic-properties draw:stroke-dash="Dashed_20__28_var_29__20_3" draw:fill-gradient-name="Gradient_20_2" draw:fill-hatch-name="Hatching_20_1" draw:fill-image-name="Bitmap_20_1" draw:fill-image-width="0cm" draw:fill-image-height="0cm"/>
      <style:text-properties fo:font-size="10.5pt"/>
    </style:style>
    <style:style style:name="BDD" style:family="graphic" style:parent-style-name="standard">
      <style:graphic-properties draw:stroke-dash="Dashed_20__28_var_29__20_3" svg:stroke-color="#aecf00" draw:fill-color="#ccffcc" draw:fill-image-width="0cm" draw:fill-image-height="0cm"/>
      <style:text-properties fo:font-size="8pt"/>
    </style:style>
    <style:style style:name="Flèche" style:family="graphic" style:parent-style-name="standard">
      <style:graphic-properties svg:stroke-color="#2c001e" draw:marker-end="Arrow" draw:marker-end-width="0.15cm"/>
    </style:style>
    <style:style style:name="Commentaire" style:family="graphic" style:parent-style-name="text">
      <style:text-properties fo:font-size="8pt" fo:font-style="italic"/>
    </style:style>
    <style:style style:name="IO" style:family="graphic" style:parent-style-name="standard">
      <style:graphic-properties svg:stroke-color="#ff950e" draw:fill-color="#ffcc99"/>
      <style:text-properties fo:font-size="8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Cram</meta:initial-creator>
    <meta:creation-date>2017-05-05T10:47:58.951638463</meta:creation-date>
    <dc:date>2017-05-05T11:37:52.479149694</dc:date>
    <dc:creator>Damien Cram</dc:creator>
    <meta:editing-duration>PT2M9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